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9mm"/>
    </style:style>
    <style:style style:name="co2" style:family="table-column">
      <style:table-column-properties fo:break-before="auto" style:column-width="39.72mm"/>
    </style:style>
    <style:style style:name="co3" style:family="table-column">
      <style:table-column-properties fo:break-before="auto" style:column-width="35.88mm"/>
    </style:style>
    <style:style style:name="co4" style:family="table-column">
      <style:table-column-properties fo:break-before="auto" style:column-width="46.51mm"/>
    </style:style>
    <style:style style:name="co5" style:family="table-column">
      <style:table-column-properties fo:break-before="auto" style:column-width="108.36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ifug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fot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Bozano</text:p>
          </table:table-cell>
          <table:table-cell table:style-name="ce2" office:value-type="float" office:value="2453" calcext:value-type="float">
            <text:p>2453</text:p>
          </table:table-cell>
          <table:table-cell table:style-name="ce2" office:value-type="string" calcext:value-type="string">
            <text:p>44.18542502841</text:p>
          </table:table-cell>
          <table:table-cell table:style-name="ce2" office:value-type="string" calcext:value-type="string">
            <text:p>7.29385857881</text:p>
          </table:table-cell>
          <table:table-cell office:value-type="string" calcext:value-type="string">
            <text:p>https://it.wikipedia.org/wiki/Rifugio_Lorenzo_Bozano</text:p>
          </table:table-cell>
          <table:table-cell office:value-type="string" calcext:value-type="string">
            <text:p><text:a xlink:href="https://upload.wikimedia.org/wikipedia/commons/a/af/Rifugio_Lorenzo_Bozano%2C_2453_mt_-_panoramio.jpg" xlink:type="simple">https://upload.wikimedia.org/wikipedia/commons/a/af/Rifugio_Lorenzo_Bozano%2C_2453_mt_-_panoramio.jp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Genova-Figari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44.16110600839</text:p>
          </table:table-cell>
          <table:table-cell table:style-name="ce2" office:value-type="string" calcext:value-type="string">
            <text:p>7.33423677989</text:p>
          </table:table-cell>
          <table:table-cell office:value-type="string" calcext:value-type="string">
            <text:p>https://it.wikipedia.org/wiki/Rifugio_Genova-Figari</text:p>
          </table:table-cell>
          <table:table-cell office:value-type="string" calcext:value-type="string">
            <text:p>https://upload.wikimedia.org/wikipedia/commons/d/d5/Rifugio_Genova-Figari_Cima_Chiapous.jp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Franco Remondino</text:p>
          </table:table-cell>
          <table:table-cell table:style-name="ce2" office:value-type="float" office:value="2430" calcext:value-type="float">
            <text:p>2430</text:p>
          </table:table-cell>
          <table:table-cell table:style-name="ce2" office:value-type="string" calcext:value-type="string">
            <text:p>44.16341039146</text:p>
          </table:table-cell>
          <table:table-cell table:style-name="ce2" office:value-type="string" calcext:value-type="string">
            <text:p>7.29570194887</text:p>
          </table:table-cell>
          <table:table-cell office:value-type="string" calcext:value-type="string">
            <text:p>https://it.wikipedia.org/wiki/Rifugio_Franco_Remondino</text:p>
          </table:table-cell>
          <table:table-cell office:value-type="string" calcext:value-type="string">
            <text:p><text:a xlink:href="https://upload.wikimedia.org/wikipedia/commons/d/de/Rifugio_Remondino.JPG" xlink:type="simple">https://upload.wikimedia.org/wikipedia/commons/d/de/Rifugio_Remondino.JP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Soria Ellena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string" calcext:value-type="string">
            <text:p>44.13997221870</text:p>
          </table:table-cell>
          <table:table-cell table:style-name="ce2" office:value-type="string" calcext:value-type="string">
            <text:p>7.36402923857</text:p>
          </table:table-cell>
          <table:table-cell office:value-type="string" calcext:value-type="string">
            <text:p>https://it.wikipedia.org/wiki/Rifugio_Soria_Ellena</text:p>
          </table:table-cell>
          <table:table-cell office:value-type="string" calcext:value-type="string">
            <text:p>https://upload.wikimedia.org/wikipedia/commons/2/20/Rifugio_Soria_Ellena.jp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Morelli-Buzzi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office:value-type="string" calcext:value-type="string">
            <text:p>44.19132867438</text:p>
          </table:table-cell>
          <table:table-cell table:style-name="ce2" office:value-type="string" calcext:value-type="string">
            <text:p>7.31333040076</text:p>
          </table:table-cell>
          <table:table-cell office:value-type="string" calcext:value-type="string">
            <text:p>https://it.wikipedia.org/wiki/Rifugio_Morelli-Buzz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fugio Emilio Questa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44.18284166421</text:p>
          </table:table-cell>
          <table:table-cell table:style-name="ce2" office:value-type="string" calcext:value-type="string">
            <text:p>7.21637514736</text:p>
          </table:table-cell>
          <table:table-cell office:value-type="string" calcext:value-type="string">
            <text:p>https://it.wikipedia.org/wiki/Rifugio_Emilio_Questa</text:p>
          </table:table-cell>
          <table:table-cell office:value-type="string" calcext:value-type="string">
            <text:p><text:a xlink:href="https://upload.wikimedia.org/wikipedia/commons/c/c5/RifugioQuesta-20101010.jpg" xlink:type="simple">https://upload.wikimedia.org/wikipedia/commons/c/c5/RifugioQuesta-20101010.jp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Valasco</text:p>
          </table:table-cell>
          <table:table-cell/>
          <table:table-cell table:style-name="ce2" office:value-type="string" calcext:value-type="string">
            <text:p>44.19874360000</text:p>
          </table:table-cell>
          <table:table-cell table:style-name="ce2" office:value-type="string" calcext:value-type="string">
            <text:p>7.23244740000</text:p>
          </table:table-cell>
          <table:table-cell office:value-type="string" calcext:value-type="string">
            <text:p>https://it.wikipedia.org/wiki/Rifugio_Valasco</text:p>
          </table:table-cell>
          <table:table-cell office:value-type="string" calcext:value-type="string">
            <text:p><text:a xlink:href="https://upload.wikimedia.org/wikipedia/commons/d/d5/RifugioValasco-20101010.jpg" xlink:type="simple">https://upload.wikimedia.org/wikipedia/commons/d/d5/RifugioValasco-20101010.jp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fugio Pagarì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string" calcext:value-type="string">
            <text:p>44.12391326813</text:p>
          </table:table-cell>
          <table:table-cell table:style-name="ce2" office:value-type="string" calcext:value-type="string">
            <text:p>7.40643415429</text:p>
          </table:table-cell>
          <table:table-cell office:value-type="string" calcext:value-type="string">
            <text:p>https://it.wikipedia.org/wiki/Rifugio_Pagar%C3%AC</text:p>
          </table:table-cell>
          <table:table-cell office:value-type="string" calcext:value-type="string">
            <text:p><text:a xlink:href="https://upload.wikimedia.org/wikipedia/commons/5/51/RifugioPagari.jpg" xlink:type="simple">https://upload.wikimedia.org/wikipedia/commons/5/51/RifugioPagari.jpg</text:a>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7:41:40.83138773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7:46:04.628595513</dc:date>
    <meta:editing-duration>PT11M34S</meta:editing-duration>
    <meta:editing-cycles>3</meta:editing-cycles>
    <meta:generator>LibreOffice/6.0.3.2$Linux_X86_64 LibreOffice_project/00m0$Build-2</meta:generator>
    <meta:document-statistic meta:table-count="1" meta:cell-count="52" meta:object-count="0"/>
  </office:meta>
</office:document-meta>
</file>